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DejaVu Sans" style:font-name-complex="Lohit Devanaga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cercise:7 <text:tab/><text:tab/><text:tab/><text:tab/><text:tab/><text:tab/><text:tab/><text:tab/><text:tab/><text:tab/>Date 5 / 10 / 2012</text:p>
      <text:p text:style-name="Standard">Use LEX and YACC to generate the post fix code for the nested if-then-else statement which is parsed using the following production rules:</text:p>
      <text:p text:style-name="Standard">S <text:span text:style-name="T1">→</text:span><text:span text:style-name="T2"> if C then S1 else S2 | if C then S1</text:span></text:p>
      <text:p text:style-name="Standard"><text:span text:style-name="T2">C </text:span><text:span text:style-name="T1">→id &lt; id | id &gt; id | id &lt;&gt; id</text:span></text:p>
      <text:p text:style-name="Standard"><text:span text:style-name="T1">S1 | S2 →id = E | S</text:span></text:p>
      <text:p text:style-name="Standard"><text:span text:style-name="T1">E → E + E | E * E | id</text:span></text:p>
      <text:p text:style-name="Standard"><text:span text:style-name="T1"/></text:p>
      <text:p text:style-name="Standard"><text:span text:style-name="T1">Test case:</text:span></text:p>
      <text:p text:style-name="Standard"><text:span text:style-name="T1">Input: if a &lt; b then a = b + c else a = b * c + d</text:span></text:p>
      <text:p text:style-name="Standard"><text:span text:style-name="T1">output: a b &lt; <text:s text:c="2"/>a b c + = <text:s/>a b c * d + = 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5T14:36:57</meta:creation-date>
    <meta:document-statistic meta:table-count="0" meta:image-count="0" meta:object-count="0" meta:page-count="1" meta:paragraph-count="9" meta:word-count="114" meta:character-count="390"/>
    <dc:date>2012-10-05T14:46:04</dc:date>
    <meta:editing-duration>PT00H00M05S</meta:editing-duration>
    <meta:editing-cycles>1</meta:editing-cycles>
    <meta:generator>OpenOffice.org/3.2$Unix OpenOffice.org_project/320m19$Build-9505</meta:generator>
  </office:meta>
</office:document-meta>
</file>